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0.851cm"/>
      <style:paragraph-properties style:writing-mode="lr-tb"/>
    </style:style>
    <style:style style:name="gr4" style:family="graphic" style:parent-style-name="standard">
      <style:graphic-properties draw:stroke="solid" draw:stroke-dash="Dot" svg:stroke-width="0.018cm" svg:stroke-color="#000000" draw:marker-start-width="0.226cm" draw:marker-end-width="0.226cm" svg:stroke-opacity="100%" svg:stroke-linecap="butt" draw:fill-color="#ffffff" draw:opacity="100%" draw:textarea-horizontal-align="justify" draw:textarea-vertical-align="middle" draw:auto-grow-height="false" fo:min-height="0.654cm" fo:min-width="1.954cm" fo:padding-top="0.133cm" fo:padding-bottom="0.133cm" fo:padding-left="0.258cm" fo:padding-right="0.258cm" draw:shadow="hidden"/>
    </style:style>
    <style:style style:name="gr5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66cm" fo:min-width="3.5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7cm" fo:min-width="3.034cm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21cm" fo:min-width="2.051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19cm" fo:min-width="1.425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821cm" fo:min-width="1.976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2.736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62cm" fo:min-width="1.768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5cm" fo:min-width="1.393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58cm" fo:min-width="1.74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65cm" fo:min-width="1.071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717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914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071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268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21" style:family="graphic" style:parent-style-name="standard">
      <style:graphic-properties draw:stroke="solid" draw:stroke-dash="Dot" svg:stroke-color="#000000" svg:stroke-linecap="butt" draw:fill-color="#ffffff" draw:textarea-horizontal-align="justify" draw:textarea-vertical-align="middle" draw:auto-grow-height="false" fo:min-height="1.266cm" fo:min-width="3.58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622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5cm" fo:min-width="1.74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5cm" fo:min-width="1.74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 draw:opacity="100%"/>
      <style:paragraph-properties fo:text-align="center"/>
      <style:text-properties fo:color="#000000" loext:opacity="100%" fo:font-weight="bold" fo:background-color="#ffff00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8.1000003814697pt"/>
    </style:style>
    <style:style style:name="P9" style:family="paragraph">
      <loext:graphic-properties draw:fill-color="#ffffff"/>
      <style:paragraph-properties fo:text-align="center"/>
      <style:text-properties fo:font-size="18.1000003814697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8.1000003814697pt" style:text-underline-style="solid" style:text-underline-width="auto" style:text-underline-color="font-color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8.1000003814697pt" style:text-underline-style="solid" style:text-underline-width="auto" style:text-underline-color="font-colo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8.1000003814697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fo:font-size="18.1000003814697pt"/>
    </style:style>
    <style:style style:name="P15" style:family="paragraph">
      <loext:graphic-properties draw:fill="none"/>
      <style:paragraph-properties fo:text-align="center"/>
      <style:text-properties fo:font-size="18.1000003814697pt"/>
    </style:style>
    <style:style style:name="P16" style:family="paragraph">
      <style:paragraph-properties fo:text-align="center"/>
      <style:text-properties fo:font-size="12pt" fo:font-weight="bold"/>
    </style:style>
    <style:style style:name="P17" style:family="paragraph">
      <loext:graphic-properties draw:fill-color="#ffffff"/>
      <style:paragraph-properties fo:text-align="center"/>
      <style:text-properties fo:font-size="12pt" fo:font-weight="bold" style:font-size-asian="12pt" style:font-size-complex="12pt"/>
    </style:style>
    <style:style style:name="P18" style:family="paragraph">
      <style:paragraph-properties fo:text-align="center"/>
      <style:text-properties fo:font-size="12pt" fo:font-weight="normal" style:font-weight-asian="normal" style:font-weight-complex="normal"/>
    </style:style>
    <style:style style:name="P19" style:family="paragraph">
      <loext:graphic-properties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8.1000003814697pt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8.1000003814697pt"/>
    </style:style>
    <style:style style:name="P22" style:family="paragraph">
      <style:paragraph-properties fo:text-align="center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font-weight="bold"/>
    </style:style>
    <style:style style:name="P26" style:family="paragraph">
      <loext:graphic-properties draw:fill-color="#ffffff"/>
      <style:paragraph-properties fo:text-align="center"/>
      <style:text-properties fo:font-size="12pt" fo:font-weight="bold" style:font-size-asian="12pt" style:font-weight-asian="normal" style:font-size-complex="12pt" style:font-weight-complex="normal"/>
    </style:style>
    <style:style style:name="P2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cm" svg:y1="13.516cm" svg:x2="8cm" svg:y2="14.5cm">
          <text:p/>
        </draw:line>
        <draw:line draw:style-name="gr1" draw:text-style-name="P1" draw:layer="layout" svg:x1="10.5cm" svg:y1="13.5cm" svg:x2="10cm" svg:y2="14.5cm">
          <text:p/>
        </draw:line>
        <draw:line draw:style-name="gr1" draw:text-style-name="P1" draw:layer="layout" svg:x1="11.779cm" svg:y1="13.5cm" svg:x2="11.779cm" svg:y2="15cm">
          <text:p/>
        </draw:line>
        <draw:line draw:style-name="gr1" draw:text-style-name="P1" draw:layer="layout" svg:x1="13.5cm" svg:y1="13.5cm" svg:x2="14.5cm" svg:y2="15cm">
          <text:p/>
        </draw:line>
        <draw:custom-shape draw:style-name="gr2" draw:text-style-name="P2" draw:layer="layout" svg:width="4.3cm" svg:height="1.7cm" svg:x="9.6cm" svg:y="11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cm" svg:y1="9.05cm" svg:x2="12.5cm" svg:y2="9.05cm">
          <text:p/>
        </draw:line>
        <draw:line draw:style-name="gr1" draw:text-style-name="P3" draw:layer="layout" svg:x1="21.5cm" svg:y1="8.5cm" svg:x2="22.5cm" svg:y2="6cm">
          <text:p/>
        </draw:line>
        <draw:line draw:style-name="gr1" draw:text-style-name="P3" draw:layer="layout" svg:x1="11cm" svg:y1="9.5cm" svg:x2="11cm" svg:y2="10.5cm">
          <text:p/>
        </draw:line>
        <draw:line draw:style-name="gr1" draw:text-style-name="P1" draw:layer="layout" svg:x1="14.361cm" svg:y1="4.534cm" svg:x2="13cm" svg:y2="3.022cm">
          <text:p/>
        </draw:line>
        <draw:line draw:style-name="gr1" draw:text-style-name="P1" draw:layer="layout" svg:x1="16cm" svg:y1="10.5cm" svg:x2="13.779cm" svg:y2="12cm">
          <text:p/>
        </draw:line>
        <draw:line draw:style-name="gr1" draw:text-style-name="P1" draw:layer="layout" svg:x1="20cm" svg:y1="9cm" svg:x2="17cm" svg:y2="10.5cm">
          <text:p/>
        </draw:line>
        <draw:custom-shape draw:style-name="gr3" draw:text-style-name="P5" draw:layer="layout" svg:width="2.701cm" svg:height="2.001cm" draw:transform="skewX (-0.027401669256311) rotate (-0.0274016692563104) translate (14.9cm 9.72cm)">
          <text:p text:style-name="P4"><text:span text:style-name="T1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3.492cm" svg:height="1.3cm" draw:transform="skewX (-0.105766952670856) translate (9.6cm 5.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1cm" svg:y1="9cm" svg:x2="4.5cm" svg:y2="9cm">
          <text:p/>
        </draw:line>
        <draw:line draw:style-name="gr1" draw:text-style-name="P1" draw:layer="layout" svg:x1="20cm" svg:y1="9cm" svg:x2="12.5cm" svg:y2="9cm">
          <text:p/>
        </draw:line>
        <draw:line draw:style-name="gr5" draw:text-style-name="P7" draw:layer="layout" svg:x1="22.5cm" svg:y1="10cm" svg:x2="23.5cm" svg:y2="11.5cm">
          <text:p/>
        </draw:line>
        <draw:line draw:style-name="gr5" draw:text-style-name="P7" draw:layer="layout" svg:x1="22cm" svg:y1="10.02cm" svg:x2="23cm" svg:y2="13cm">
          <text:p text:style-name="P22"/>
        </draw:line>
        <draw:line draw:style-name="gr1" draw:text-style-name="P1" draw:layer="layout" svg:x1="4.5cm" svg:y1="10cm" svg:x2="5.325cm" svg:y2="10.5cm">
          <text:p/>
        </draw:line>
        <draw:line draw:style-name="gr5" draw:text-style-name="P7" draw:layer="layout" svg:x1="21cm" svg:y1="10.02cm" svg:x2="20.5cm" svg:y2="13cm">
          <text:p text:style-name="P22"/>
        </draw:line>
        <draw:custom-shape draw:style-name="gr6" draw:text-style-name="P9" draw:layer="layout" svg:width="4.08cm" svg:height="2.016cm" svg:x="9.069cm" svg:y="1.005cm">
          <text:p text:style-name="P8">Department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34cm" svg:height="1.52cm" svg:x="20cm" svg:y="8.5cm">
          <text:p text:style-name="P8">Employee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07cm" svg:height="1.513cm" svg:x="5.893cm" svg:y="4.533cm">
          <text:p text:style-name="P10"><text:span text:style-name="T2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721cm" svg:height="1.511cm" svg:x="14.963cm" svg:y="1.008cm">
          <text:p text:style-name="P1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06cm" svg:y1="4.534cm" svg:x2="9.52cm" svg:y2="3.022cm">
          <text:p/>
        </draw:line>
        <draw:line draw:style-name="gr1" draw:text-style-name="P1" draw:layer="layout" svg:x1="14.962cm" svg:y1="1.666cm" svg:x2="13.148cm" svg:y2="1.666cm">
          <text:p/>
        </draw:line>
        <draw:line draw:style-name="gr1" draw:text-style-name="P1" draw:layer="layout" svg:x1="14.509cm" svg:y1="4.534cm" svg:x2="13.148cm" svg:y2="3.022cm">
          <text:p/>
        </draw:line>
        <draw:custom-shape draw:style-name="gr10" draw:text-style-name="P14" draw:layer="layout" svg:width="3.5cm" svg:height="1.513cm" svg:x="13.5cm" svg:y="5.987cm">
          <text:p text:style-name="P13"><text:span text:style-name="T3">Manager Start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3.236cm" svg:height="1.437cm" svg:x="1.264cm" svg:y="8.563cm">
          <text:p text:style-name="P8">Projects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534cm" svg:height="3.024cm" svg:x="2.265cm" svg:y="1.006cm">
          <text:p text:style-name="P12"><text:span text:style-name="T1">Contro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5" draw:layer="layout" svg:x1="2.262cm" svg:y1="8.565cm" svg:x2="2.262cm" svg:y2="2.517cm">
          <text:p text:style-name="P8"/>
        </draw:line>
        <draw:line draw:style-name="gr5" draw:text-style-name="P1" draw:layer="layout" svg:x1="6.8cm" svg:y1="2.517cm" svg:x2="9.068cm" svg:y2="2.517cm">
          <text:p/>
        </draw:line>
        <draw:custom-shape draw:style-name="gr13" draw:text-style-name="P11" draw:layer="layout" svg:width="2.675cm" svg:height="1.011cm" svg:x="0.325cm" svg:y="11.989cm">
          <text:p text:style-name="P10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3.175cm" svg:height="1cm" svg:x="3.325cm" svg:y="12cm">
          <text:p text:style-name="P10"><text:span text:style-name="T2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cm" svg:y1="3.021cm" svg:x2="11cm" svg:y2="5.521cm">
          <text:p/>
        </draw:line>
        <draw:custom-shape draw:style-name="gr15" draw:text-style-name="P5" draw:layer="layout" svg:width="2.221cm" svg:height="1.011cm" svg:x="18cm" svg:y="11cm">
          <text:p text:style-name="P12"><text:span text:style-name="T1">S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721cm" svg:height="1cm" svg:x="23.279cm" svg:y="11cm">
          <text:p text:style-name="P12"><text:span text:style-name="T1">S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cm" svg:height="1cm" svg:x="22.5cm" svg:y="12.5cm">
          <text:p text:style-name="P12"><text:span text:style-name="T1">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2.221cm" svg:height="1cm" svg:x="20.5cm" svg:y="13.5cm">
          <text:p text:style-name="P12"><text:span text:style-name="T1">S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.5cm" svg:height="1cm" svg:x="18.5cm" svg:y="12.5cm">
          <text:p text:style-name="P12"><text:span text:style-name="T1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cm" svg:y1="8.5cm" svg:x2="20cm" svg:y2="3.5cm">
          <text:p/>
        </draw:line>
        <draw:custom-shape draw:style-name="gr20" draw:text-style-name="P5" draw:layer="layout" svg:width="3cm" svg:height="1.5cm" svg:x="18.5cm" svg:y="2cm">
          <text:p text:style-name="P4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3.149cm" svg:y1="2.5cm" svg:x2="19cm" svg:y2="3cm">
          <text:p/>
        </draw:line>
        <draw:line draw:style-name="gr1" draw:text-style-name="P1" draw:layer="layout" svg:x1="20.5cm" svg:y1="10.02cm" svg:x2="20.221cm" svg:y2="11.5cm">
          <text:p/>
        </draw:line>
        <draw:line draw:style-name="gr1" draw:text-style-name="P1" draw:layer="layout" svg:x1="21.5cm" svg:y1="10.02cm" svg:x2="21.5cm" svg:y2="13.5cm">
          <text:p/>
        </draw:line>
        <draw:custom-shape draw:style-name="gr21" draw:text-style-name="P9" draw:layer="layout" svg:width="4.08cm" svg:height="1.516cm" svg:x="9.699cm" svg:y="12cm">
          <text:p text:style-name="P8">Dependents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2.5cm" svg:height="1.5cm" svg:x="15cm" svg:y="10cm">
          <text:p text:style-name="P4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draw:layer="layout" svg:width="2.221cm" svg:height="1.011cm" svg:x="9.279cm" svg:y="14.5cm">
          <text:p text:style-name="P1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2.221cm" svg:height="1cm" svg:x="11.779cm" svg:y="14.5cm">
          <text:p text:style-name="P12"><text:span text:style-name="T1">S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3cm" svg:height="1cm" svg:x="14.5cm" svg:y="14.5cm">
          <text:p text:style-name="P12"><text:span text:style-name="T1">re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2.5cm" svg:height="1cm" svg:x="18.501cm" svg:y="12.501cm">
          <text:p text:style-name="P16"><text:span text:style-name="T1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5cm" svg:height="1cm" svg:x="18.501cm" svg:y="12.501cm">
          <text:p text:style-name="P18"><text:span text:style-name="T4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.5cm" svg:height="1cm" svg:x="6.5cm" svg:y="14.5cm">
          <text:p text:style-name="P12"><text:span text:style-name="T1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cm" svg:y1="10cm" svg:x2="1.5cm" svg:y2="11.989cm">
          <text:p/>
        </draw:line>
        <draw:line draw:style-name="gr1" draw:text-style-name="P1" draw:layer="layout" svg:x1="3cm" svg:y1="10.001cm" svg:x2="4.5cm" svg:y2="12cm">
          <text:p/>
        </draw:line>
        <draw:custom-shape draw:style-name="gr24" draw:text-style-name="P21" draw:layer="layout" svg:width="3.175cm" svg:height="1.011cm" svg:x="9.825cm" svg:y="5.489cm">
          <text:p text:style-name="P20"><text:span text:style-name="T1">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3.175cm" svg:height="1.011cm" svg:x="5.325cm" svg:y="10cm">
          <text:p text:style-name="P20"><text:span text:style-name="T1">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3.5cm" svg:height="2cm" svg:x="10cm" svg:y="8cm">
          <text:p text:style-name="P22"><text:span text:style-name="T1">Works 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24" draw:layer="layout" svg:width="0.853cm" svg:height="0.763cm" svg:x="18.147cm" svg:y="3.237cm">
          <draw:text-box>
            <text:p text:style-name="P23">1</text:p>
          </draw:text-box>
        </draw:frame>
        <draw:frame draw:style-name="gr28" draw:text-style-name="P24" draw:layer="layout" svg:width="0.853cm" svg:height="0.725cm" svg:x="20cm" svg:y="3.5cm">
          <draw:text-box>
            <text:p text:style-name="P23">N</text:p>
          </draw:text-box>
        </draw:frame>
        <draw:frame draw:style-name="gr28" draw:text-style-name="P24" draw:layer="layout" svg:width="0.853cm" svg:height="0.725cm" svg:x="6.8cm" svg:y="1.792cm">
          <draw:text-box>
            <text:p text:style-name="P23">1</text:p>
          </draw:text-box>
        </draw:frame>
        <draw:frame draw:style-name="gr28" draw:text-style-name="P24" draw:layer="layout" svg:width="0.853cm" svg:height="0.725cm" svg:x="2.265cm" svg:y="3.305cm">
          <draw:text-box>
            <text:p text:style-name="P23">N</text:p>
          </draw:text-box>
        </draw:frame>
        <draw:frame draw:style-name="gr28" draw:text-style-name="P24" draw:layer="layout" svg:width="0.853cm" svg:height="0.725cm" svg:x="13.5cm" svg:y="8.275cm">
          <draw:text-box>
            <text:p text:style-name="P23">N</text:p>
          </draw:text-box>
        </draw:frame>
        <draw:frame draw:style-name="gr28" draw:text-style-name="P24" draw:layer="layout" svg:width="0.853cm" svg:height="0.725cm" svg:x="9.5cm" svg:y="8.275cm">
          <draw:text-box>
            <text:p text:style-name="P23">N</text:p>
          </draw:text-box>
        </draw:frame>
        <draw:frame draw:style-name="gr29" draw:text-style-name="P24" draw:layer="layout" svg:width="0.853cm" svg:height="0.725cm" svg:x="16.647cm" svg:y="9.775cm">
          <draw:text-box>
            <text:p text:style-name="P23">1</text:p>
          </draw:text-box>
        </draw:frame>
        <draw:frame draw:style-name="gr29" draw:text-style-name="P24" draw:layer="layout" svg:width="0.853cm" svg:height="0.725cm" svg:x="14.147cm" svg:y="10.5cm">
          <draw:text-box>
            <text:p text:style-name="P23">N</text:p>
          </draw:text-box>
        </draw:frame>
        <draw:line draw:style-name="gr1" draw:text-style-name="P1" draw:layer="layout" svg:x1="15.5cm" svg:y1="4.5cm" svg:x2="20cm" svg:y2="8.5cm">
          <text:p/>
        </draw:line>
        <draw:custom-shape draw:style-name="gr30" draw:text-style-name="P5" draw:layer="layout" svg:width="5cm" svg:height="1.5cm" svg:x="12.5cm" svg:y="3.5cm">
          <text:p text:style-name="P4"><text:span text:style-name="T1">Mang</text:span><text:span text:style-name="T1">ed 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15cm" svg:y1="5cm" svg:x2="15cm" svg:y2="6cm">
          <text:p/>
        </draw:line>
        <draw:frame draw:style-name="gr27" draw:text-style-name="P24" draw:layer="layout" svg:width="0.853cm" svg:height="0.763cm" svg:x="16.5cm" svg:y="4.5cm">
          <draw:text-box>
            <text:p text:style-name="P23">1</text:p>
          </draw:text-box>
        </draw:frame>
        <draw:frame draw:style-name="gr27" draw:text-style-name="P24" draw:layer="layout" svg:width="0.853cm" svg:height="0.763cm" svg:x="13.656cm" svg:y="3.022cm">
          <draw:text-box>
            <text:p text:style-name="P23">1</text:p>
          </draw:text-box>
        </draw:frame>
        <draw:line draw:style-name="gr1" draw:text-style-name="P1" draw:layer="layout" svg:x1="20.956cm" svg:y1="8.514cm" svg:x2="19.956cm" svg:y2="3.5cm">
          <text:p/>
        </draw:line>
        <draw:custom-shape draw:style-name="gr23" draw:text-style-name="P5" draw:layer="layout" svg:width="3cm" svg:height="1cm" svg:x="10cm" svg:y="10.5cm">
          <text:p text:style-name="P12"><text:span text:style-name="T1">Hrs wor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3cm" svg:height="1.5cm" svg:x="21.5cm" svg:y="5cm">
          <text:p text:style-name="P25"><text:span text:style-name="T4">spv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3" draw:layer="layout" svg:x1="23cm" svg:y1="8.5cm" svg:x2="23cm" svg:y2="6.5cm">
          <text:p/>
        </draw:line>
        <draw:frame draw:style-name="gr27" draw:text-style-name="P24" draw:layer="layout" svg:width="0.853cm" svg:height="0.763cm" svg:x="21.5cm" svg:y="6cm">
          <draw:text-box>
            <text:p text:style-name="P23">1</text:p>
          </draw:text-box>
        </draw:frame>
        <draw:frame draw:style-name="gr27" draw:text-style-name="P24" draw:layer="layout" svg:width="0.853cm" svg:height="0.763cm" svg:x="23.147cm" svg:y="6.5cm">
          <draw:text-box>
            <text:p text:style-name="P23">1</text:p>
          </draw:text-box>
        </draw:frame>
        <presentation:notes draw:style-name="dp2">
          <draw:page-thumbnail draw:style-name="gr31" draw:layer="layout" svg:width="18.624cm" svg:height="10.476cm" svg:x="1.482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31" draw:layer="layout" svg:width="18.624cm" svg:height="10.476cm" svg:x="1.482cm" svg:y="2.123cm" draw:page-number="2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2.858cm" svg:height="2.651cm" svg:x="1.266cm" svg:y="0.63cm" presentation:class="title" presentation:placeholder="true">
        <draw:text-box/>
      </draw:frame>
      <draw:frame presentation:style-name="Default-outline1" draw:layer="backgroundobjects" svg:width="22.858cm" svg:height="9.206cm" svg:x="1.266cm" svg:y="3.711cm" presentation:class="outline" presentation:placeholder="true">
        <draw:text-box/>
      </draw:frame>
      <draw:frame presentation:style-name="Mpr1" draw:text-style-name="MP2" draw:layer="backgroundobjects" svg:width="5.918cm" svg:height="1.094cm" svg:x="1.266cm" svg:y="14.45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051cm" svg:height="1.094cm" svg:x="8.684cm" svg:y="14.45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918cm" svg:height="1.094cm" svg:x="18.209cm" svg:y="14.45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09:08:45.606295072</meta:creation-date>
    <dc:date>2022-04-18T12:43:57.195003910</dc:date>
    <meta:editing-duration>PT35M</meta:editing-duration>
    <meta:editing-cycles>1</meta:editing-cycles>
    <meta:document-statistic meta:object-count="101"/>
    <meta:generator>LibreOffice/7.3.2.2$Linux_X86_64 LibreOffice_project/30$Build-2</meta:generator>
  </office:meta>
</office:document-meta>
</file>